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style:keep-together="true" fo:keep-together="auto"/>
    </style:style>
    <style:style style:name="Tau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1.2" style:family="table-row">
      <style:table-row-properties style:min-row-height="1.612cm" style:keep-together="true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style:keep-together="true" fo:keep-together="auto"/>
    </style:style>
    <style:style style:name="Tau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2.2" style:family="table-row">
      <style:table-row-properties style:min-row-height="1.612cm" style:keep-together="true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style:keep-together="true" fo:keep-together="auto"/>
    </style:style>
    <style:style style:name="Taula3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3.2" style:family="table-row">
      <style:table-row-properties style:min-row-height="1.612cm" style:keep-together="true" fo:keep-together="auto"/>
    </style:style>
    <style:style style:name="Tabla1" style:family="table">
      <style:table-properties style:width="16.002cm" fo:margin-left="-0.191cm" table:align="left" style:writing-mode="lr-tb"/>
    </style:style>
    <style:style style:name="Tabla1.A" style:family="table-column">
      <style:table-column-properties style:column-width="16.002cm"/>
    </style:style>
    <style:style style:name="Tabla1.1" style:family="table-row">
      <style:table-row-properties style:min-row-height="0.681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1.2" style:family="table-row">
      <style:table-row-properties style:min-row-height="1.612cm" style:keep-together="true" fo:keep-together="auto"/>
    </style:style>
    <style:style style:name="Tabla2" style:family="table">
      <style:table-properties style:width="16.002cm" fo:margin-left="-0.191cm" table:align="left" style:writing-mode="lr-tb"/>
    </style:style>
    <style:style style:name="Tabla2.A" style:family="table-column">
      <style:table-column-properties style:column-width="16.002cm"/>
    </style:style>
    <style:style style:name="Tabla2.1" style:family="table-row">
      <style:table-row-properties style:min-row-height="0.681cm"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2.2" style:family="table-row">
      <style:table-row-properties style:min-row-height="1.612cm" style:keep-together="true" fo:keep-together="auto"/>
    </style:style>
    <style:style style:name="P1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3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4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use-window-font-color="true" style:font-name="Calibri" fo:font-size="12pt" fo:language="en" fo:country="GB" fo:font-style="italic" fo:font-weight="bold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5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6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7" style:family="paragraph" style:parent-style-name="Standard">
      <style:paragraph-properties loext:contextual-spacing="false" fo:margin-left="0.99cm" fo:margin-right="0cm" fo:margin-top="0.423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8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9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10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11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P12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0.106cm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P13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P14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15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16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style:language-asian="es" style:country-asian="ES"/>
    </style:style>
    <style:style style:name="P17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18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19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20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21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 fo:break-before="pag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22" style:family="paragraph" style:parent-style-name="Standard">
      <style:paragraph-properties loext:contextual-spacing="false" fo:margin-left="0cm" fo:margin-right="0cm" fo:margin-top="0.212cm" fo:margin-bottom="0cm" fo:text-align="justify" style:justify-single-word="false" fo:text-indent="0cm" style:auto-text-indent="false"/>
      <style:text-properties style:font-name="Calibri" fo:language="en" fo:country="GB" style:language-asian="es" style:country-asian="ES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fo:font-weight="bold" style:font-style-asian="italic" style:font-weight-asian="bold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  <style:style style:name="T7" style:family="text">
      <style:text-properties style:text-line-through-style="solid" style:text-line-through-width="bold" style:font-name="Calibri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erification document</text:p>
      <text:p text:style-name="P7"><text:span text:style-name="T2">Program or utility to verify</text:span><text:span text:style-name="T2">:</text:span><text:span text:style-name="T1"> grep</text:span></text:p>
      <text:p text:style-name="P8"><text:span text:style-name="T2">Author(s) of the program</text:span><text:span text:style-name="T2">:</text:span><text:span text:style-name="T1"> Alexander Bergareche</text:span></text:p>
      <text:p text:style-name="P8"><text:span text:style-name="T2">Author(s) of the verification document:</text:span><text:span text:style-name="T1"> Alexander Bergareche</text:span></text:p>
      <text:p text:style-name="P8"><text:span text:style-name="T2">Author(s) of the verification:</text:span><text:span text:style-name="T1"> Alexander Bergareche</text:span></text:p>
      <text:p text:style-name="P9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5">st</text:span> verification case</text:p>
          </table:table-cell>
        </table:table-row>
        <table:table-row table:style-name="Taula1.2">
          <table:table-cell table:style-name="Taula1.A1" office:value-type="string">
            <text:p text:style-name="P5"><text:span text:style-name="T2">Objective</text:span><text:span text:style-name="T1">:</text:span><text:span text:style-name="T3"> Missing both parameters</text:span></text:p>
            <text:p text:style-name="P5"><text:span text:style-name="T2">Input</text:span><text:span text:style-name="T1">:</text:span><text:span text:style-name="T3"> grep</text:span></text:p>
            <text:p text:style-name="P10"><text:span text:style-name="T2">Previewed output</text:span><text:span text:style-name="T1">:</text:span></text:p>
            <text:p text:style-name="P11">Missing parameters.</text:p>
            <text:p text:style-name="P11">Usage: grep &lt;haystack&gt; &lt;needle&gt;</text:p>
            <text:p text:style-name="P5"><text:span text:style-name="T2">Verification output</text:span><text:span text:style-name="T1">: </text:span></text:p>
            <text:p text:style-name="P2">Missing parameters.</text:p>
            <text:p text:style-name="P2">Usage: grep &lt;haystack&gt; &lt;needle&gt;</text:p>
            <text:p text:style-name="P5"><text:span text:style-name="T4">Explanation</text:span><text:span text:style-name="T3">: We require two parameters, the “haystack” (text to find from) and “needle” (text we are searching)</text:span></text:p>
            <text:p text:style-name="P3"/>
          </table:table-cell>
        </table:table-row>
      </table:table>
      <text:p text:style-name="P6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">2<text:span text:style-name="T5">nd</text:span> verification case</text:p>
          </table:table-cell>
        </table:table-row>
        <table:table-row table:style-name="Taula2.2">
          <table:table-cell table:style-name="Taula2.A1" office:value-type="string">
            <text:p text:style-name="P5"><text:span text:style-name="T2">Objective</text:span><text:span text:style-name="T1">:</text:span><text:span text:style-name="T3"> Test missing second parameter</text:span></text:p>
            <text:p text:style-name="P5"><text:span text:style-name="T2">Input</text:span><text:span text:style-name="T1">:</text:span><text:span text:style-name="T3"> grep “some text”</text:span></text:p>
            <text:p text:style-name="P10"><text:span text:style-name="T2">Previewed output</text:span><text:span text:style-name="T1">:</text:span></text:p>
            <text:p text:style-name="P11">Missing parameters.</text:p>
            <text:p text:style-name="P11">Usage: grep &lt;haystack&gt; &lt;needle&gt;</text:p>
            <text:p text:style-name="P5"><text:span text:style-name="T2">Verification output</text:span><text:span text:style-name="T1">: </text:span></text:p>
            <text:p text:style-name="P11">Missing parameters.</text:p>
            <text:p text:style-name="P3">Usage: grep &lt;haystack&gt; &lt;needle&gt;</text:p>
            <text:p text:style-name="P5"><text:span text:style-name="T2">Explanation</text:span><text:span text:style-name="T1">: We are missing the second parameter so we do not know what to find in the given text</text:span></text:p>
            <text:p text:style-name="P2"/>
          </table:table-cell>
        </table:table-row>
      </table:table>
      <text:p text:style-name="P6"/>
      <text:p text:style-name="P21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">3<text:span text:style-name="T5">rd</text:span> verification case</text:p>
          </table:table-cell>
        </table:table-row>
        <table:table-row table:style-name="Taula3.2">
          <table:table-cell table:style-name="Taula3.A1" office:value-type="string">
            <text:p text:style-name="P5"><text:span text:style-name="T2">Objective</text:span><text:span text:style-name="T1">:</text:span><text:span text:style-name="T3"> Test the command works as expected</text:span></text:p>
            <text:p text:style-name="P5"><text:span text:style-name="T2">Input</text:span><text:span text:style-name="T1">:</text:span><text:span text:style-name="T3"> grep "some text" "me"</text:span></text:p>
            <text:p text:style-name="P10"><text:span text:style-name="T2">Previewed output</text:span><text:span text:style-name="T1">:</text:span></text:p>
            <text:p text:style-name="P11">me text</text:p>
            <text:p text:style-name="P5"><text:span text:style-name="T2">Verification output</text:span><text:span text:style-name="T1">: </text:span></text:p>
            <text:p text:style-name="P2">me text</text:p>
            <text:p text:style-name="P5"><text:span text:style-name="T4">Explanation</text:span><text:span text:style-name="T3">: We are finding the first occurrence of “me” and return all the text that follows is in “</text:span><text:span text:style-name="T7">so</text:span><text:span text:style-name="T3">me text”.</text:span></text:p>
          </table:table-cell>
        </table:table-row>
      </table:table>
      <text:p text:style-name="P16"><text:span text:style-name="T6"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4<text:span text:style-name="T5">rd</text:span> verification case</text:p>
          </table:table-cell>
        </table:table-row>
        <table:table-row table:style-name="Tabla1.2">
          <table:table-cell table:style-name="Tabla1.A1" office:value-type="string">
            <text:p text:style-name="P5"><text:span text:style-name="T2">Objective</text:span><text:span text:style-name="T1">:</text:span><text:span text:style-name="T3"> Test the command works as expected if nothing is found</text:span></text:p>
            <text:p text:style-name="P5"><text:span text:style-name="T2">Input</text:span><text:span text:style-name="T1">:</text:span><text:span text:style-name="T3"> grep "some text" "asdf"</text:span></text:p>
            <text:p text:style-name="P10"><text:span text:style-name="T2">Previewed output</text:span><text:span text:style-name="T1">:</text:span></text:p>
            <text:p text:style-name="P11"/>
            <text:p text:style-name="P5"><text:span text:style-name="T2">Verification output</text:span><text:span text:style-name="T1">: </text:span></text:p>
            <text:p text:style-name="P2"/>
            <text:p text:style-name="P5"><text:span text:style-name="T4">Explanation</text:span><text:span text:style-name="T3">: There is no output as nothing was found.</text:span></text:p>
          </table:table-cell>
        </table:table-row>
      </table:table>
      <text:p text:style-name="P22"><text:span text:style-name="T6"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">5<text:span text:style-name="T5">rd</text:span> verification case</text:p>
          </table:table-cell>
        </table:table-row>
        <table:table-row table:style-name="Tabla2.2">
          <table:table-cell table:style-name="Tabla2.A1" office:value-type="string">
            <text:p text:style-name="P5"><text:span text:style-name="T2">Objective</text:span><text:span text:style-name="T1">:</text:span><text:span text:style-name="T3"> Return after first occurrence, then stop searching</text:span></text:p>
            <text:p text:style-name="P5"><text:span text:style-name="T2">Input</text:span><text:span text:style-name="T1">:</text:span><text:span text:style-name="T3"> grep "some text, followed by some other thing" "ome"</text:span></text:p>
            <text:p text:style-name="P10"><text:span text:style-name="T2">Previewed output</text:span><text:span text:style-name="T1">:</text:span></text:p>
            <text:p text:style-name="P11">ome text, followed by some other thing</text:p>
            <text:p text:style-name="P5"><text:span text:style-name="T2">Verification output</text:span><text:span text:style-name="T1">: </text:span></text:p>
            <text:p text:style-name="P2">ome text, followed by some other thing</text:p>
            <text:p text:style-name="P5"><text:span text:style-name="T4">Explanation</text:span><text:span text:style-name="T3">: “ome” appears twice but we are only interested on the first occurrenc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.141cm" fo:margin-bottom="0cm" fo:orphans="0" fo:widows="0" style:writing-mode="lr-tb"/>
      <style:text-properties style:use-window-font-color="true" style:font-name="Times" fo:font-size="12pt" fo:language="es" fo:country="ES" style:font-name-asian="Times New Roman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Lafuente</meta:initial-creator>
    <meta:editing-cycles>12</meta:editing-cycles>
    <meta:print-date>2014-01-28T14:47:00</meta:print-date>
    <meta:creation-date>2014-08-28T09:07:00</meta:creation-date>
    <dc:date>2020-04-25T14:43:36.29</dc:date>
    <meta:editing-duration>PT23M47S</meta:editing-duration>
    <meta:generator>OpenOffice/4.1.6$Win32 OpenOffice.org_project/416m1$Build-9790</meta:generator>
    <dc:creator>Alexander Bergareche Casla</dc:creator>
    <meta:document-statistic meta:table-count="5" meta:image-count="0" meta:object-count="0" meta:page-count="2" meta:paragraph-count="47" meta:word-count="243" meta:character-count="1650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